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D0000031544B1C086EBAED5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onecross" svg:font-family="Stonecro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4.95cm" fo:min-width="6.8cm"/>
    </style:style>
    <style:style style:name="gr2" style:family="graphic" style:parent-style-name="Object_20_with_20_no_20_fill_20_and_20_no_20_line">
      <style:graphic-properties draw:stroke="none" svg:stroke-color="#ffffff" draw:fill-color="#729fcf" draw:textarea-vertical-align="middle" draw:color-mode="standard" draw:luminance="0%" draw:contrast="0%" draw:gamma="100%" draw:red="0%" draw:green="0%" draw:blue="0%" fo:clip="rect(0cm, 7.1cm, 0cm, 0cm)" draw:image-opacity="100%" style:mirror="none"/>
    </style:style>
    <style:style style:name="gr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334cm" fo:min-width="0.084cm"/>
    </style:style>
    <style:style style:name="gr4" style:family="graphic" style:parent-style-name="standard">
      <style:graphic-properties draw:stroke="none" svg:stroke-color="#ffffff" draw:fill="none" draw:fill-color="#ffffff" fo:min-height="4.0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style:text-properties fo:color="#1b75bc" style:font-name="Stonecross" fo:font-size="14pt" fo:font-weight="bold" style:font-size-asian="18pt" style:font-size-complex="18pt"/>
    </style:style>
    <style:style style:name="P4" style:family="paragraph">
      <loext:graphic-properties draw:fill="none" draw:fill-color="#ffffff"/>
      <style:text-properties fo:color="#1b75bc" style:font-name="Stonecross" fo:font-size="14pt" fo:font-weight="bold" style:font-size-asian="18pt" style:font-size-complex="18pt"/>
    </style:style>
    <style:style style:name="T1" style:family="text">
      <style:text-properties style:font-name="Stonecross"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cm" svg:height="5.2cm" svg:x="1cm" svg:y="0.926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536cm" svg:height="3.533cm" svg:x="1.1cm" svg:y="1.1cm">
            <draw:image xlink:href="Pictures/100002010000049D0000031544B1C086EBAED5E8.png" xlink:type="simple" xlink:show="embed" xlink:actuate="onLoad">
              <text:p/>
            </draw:image>
          </draw:frame>
          <draw:custom-shape draw:style-name="gr3" draw:text-style-name="P1" draw:layer="layout" svg:width="0.584cm" svg:height="0.584cm" svg:x="2.319cm" svg:y="1.57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6.948cm" svg:height="4.29cm" svg:x="2.582cm" svg:y="1.31cm">
            <draw:text-box>
              <text:p text:style-name="P3"><text:span text:style-name="T1">EARLY BIRD </text:span></text:p>
              <text:p text:style-name="P3"><text:span text:style-name="T1">TICKETS</text:span></text:p>
              <text:p text:style-name="P3"><text:span text:style-name="T1">NOW </text:span></text:p>
              <text:p text:style-name="P3"><text:span text:style-name="T1">AVAILABL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onecross" svg:font-family="Stonecro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3cm" fo:page-height="5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19:48:55.179951450</meta:creation-date>
    <dc:date>2018-10-19T08:53:54.326839623</dc:date>
    <meta:editing-duration>PT25M57S</meta:editing-duration>
    <meta:editing-cycles>10</meta:editing-cycles>
    <meta:generator>LibreOffice/6.0.3.2$Linux_X86_64 LibreOffice_project/00m0$Build-2</meta:generator>
    <meta:document-statistic meta:object-count="5"/>
  </office:meta>
</office:document-meta>
</file>